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6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2">
      <style:table-cell-properties fo:border="none"/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2"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fo:background-color="transparent" fo:border="none"/>
      <style:text-properties fo:font-weight="normal" style:font-weight-asian="normal" style:font-weight-complex="normal"/>
    </style:style>
    <style:style style:name="ce16" style:family="table-cell" style:parent-style-name="Default" style:data-style-name="N37"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style:rotation-align="none"/>
    </style:style>
    <style:style style:name="ce18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Alimentação&quot;;&quot;Educação&quot;;&quot;Imposto&quot;;&quot;Lazer&quot;;&quot;Mão de obra&quot;;&quot;Saúde&quot;;&quot;Seguro&quot;;&quot;Serviço&quot;;&quot;&quot;;&quot;&quot;;&quot;&quot;;&quot;&quot;;&quot;&quot;;&quot;&quot;;&quot;&quot;;&quot;&quot;;&quot;&quot;;&quot;&quot;;&quot;&quot;;&quot;&quot;;&quot;Vestuário&quot;;&quot;&quot;)" table:allow-empty-cell="true" table:display-list="unsorted" table:base-cell-address="Feuille1.H2">
          <table:error-message table:message-type="stop" table:display="true"/>
        </table:content-validation>
        <table:content-validation table:name="val2" table:condition="of:cell-content-is-in-list([$Feuille2.$A$2:.$A$35])" table:allow-empty-cell="true" table:display-list="unsorted" table:base-cell-address="Feuille1.H2">
          <table:error-message table:message-type="stop" table:display="true"/>
        </table:content-validation>
        <table:content-validation table:name="val3" table:condition="of:cell-content-is-in-list(&quot;Alimentação&quot;;&quot;Educação&quot;;&quot;Imposto&quot;;&quot;Investimento&quot;;&quot;Lazer&quot;;&quot;Mão de obra&quot;;&quot;Saúde&quot;;&quot;Seguro&quot;;&quot;Serviço&quot;;&quot;&quot;;&quot;&quot;;&quot;&quot;;&quot;&quot;;&quot;&quot;;&quot;&quot;;&quot;&quot;;&quot;&quot;;&quot;&quot;;&quot;&quot;;&quot;&quot;;&quot;&quot;;&quot;Vestuário&quot;;&quot;&quot;)" table:allow-empty-cell="true" table:display-list="unsorted" table:base-cell-address="Feuille1.H25">
          <table:error-message table:message-type="stop" table:display="true"/>
        </table:content-validation>
        <table:content-validation table:name="val4" table:base-cell-address="Feuille1.H30">
          <table:error-message table:message-type="stop" table:display="true"/>
        </table:content-validation>
        <table:content-validation table:name="val5" table:condition="of:cell-content-is-in-list(&quot;Restaurante&quot;;&quot;Supermercado&quot;;&quot;Colégio&quot;;&quot;Cursos&quot;;&quot;Taxa&quot;;&quot;Imposto&quot;;&quot;Aniversário&quot;;&quot;Internet&quot;;&quot;Livraria&quot;;&quot;Passeio&quot;;&quot;Presente&quot;;&quot;Viagem Lazer&quot;;&quot;Doméstica&quot;;&quot;Jardineiro&quot;;&quot;Faxineira&quot;;&quot;Academia&quot;;&quot;Equipamento&quot;;&quot;Farmácia&quot;;&quot;Médico&quot;;&quot;Carro&quot;;&quot;Casa&quot;;&quot;Água&quot;;&quot;Animal&quot;;&quot;Carro&quot;;&quot;Casa&quot;;&quot;Combustível&quot;;&quot;Condomínio&quot;;&quot;Energia&quot;;&quot;Gás&quot;;&quot;Salão&quot;;&quot;Segurança&quot;;&quot;Telefone&quot;;&quot;Transporte&quot;;&quot;Viagem&quot;;&quot;Vestuário&quot;;&quot;&quot;)" table:allow-empty-cell="true" table:display-list="unsorted" table:base-cell-address="Feuille1.I2">
          <table:error-message table:message-type="stop" table:display="true"/>
        </table:content-validation>
        <table:content-validation table:name="val6" table:condition="of:cell-content-is-in-list([$Feuille2.$B$2:.$B$35])" table:allow-empty-cell="true" table:display-list="unsorted" table:base-cell-address="Feuille1.I2">
          <table:error-message table:message-type="stop" table:display="true"/>
        </table:content-validation>
        <table:content-validation table:name="val7" table:condition="of:cell-content-is-in-list(&quot;Restaurante&quot;;&quot;Supermercado&quot;;&quot;Colégio&quot;;&quot;Cursos&quot;;&quot;Taxa&quot;;&quot;Imposto&quot;;&quot;Imóvel&quot;;&quot;Aniversário&quot;;&quot;Internet&quot;;&quot;Livraria&quot;;&quot;Passeio&quot;;&quot;Presente&quot;;&quot;Viagem Lazer&quot;;&quot;Doméstica&quot;;&quot;Jardineiro&quot;;&quot;Faxineira&quot;;&quot;Academia&quot;;&quot;Equipamento&quot;;&quot;Farmácia&quot;;&quot;Médico&quot;;&quot;Carro&quot;;&quot;Casa&quot;;&quot;Água&quot;;&quot;Animal&quot;;&quot;Carro&quot;;&quot;Casa&quot;;&quot;Combustível&quot;;&quot;Condomínio&quot;;&quot;Energia&quot;;&quot;Gás&quot;;&quot;Salão&quot;;&quot;Segurança&quot;;&quot;Telefone&quot;;&quot;Transporte&quot;;&quot;Viagem&quot;;&quot;Vestuário&quot;;&quot;&quot;)" table:allow-empty-cell="true" table:display-list="unsorted" table:base-cell-address="Feuille1.I25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descricao</text:p>
          </table:table-cell>
          <table:table-cell table:style-name="ce7" office:value-type="string" calcext:value-type="string">
            <text:p>valorcomum</text:p>
          </table:table-cell>
          <table:table-cell table:style-name="ce7" office:value-type="string" calcext:value-type="string">
            <text:p>valorexclusivo</text:p>
          </table:table-cell>
          <table:table-cell table:style-name="ce7" office:value-type="string" calcext:value-type="string">
            <text:p>minhadespesa</text:p>
          </table:table-cell>
          <table:table-cell table:style-name="ce7" office:value-type="string" calcext:value-type="string">
            <text:p>renatopaga</text:p>
          </table:table-cell>
          <table:table-cell table:style-name="ce7" office:value-type="string" calcext:value-type="string">
            <text:p>adripaga</text:p>
          </table:table-cell>
          <table:table-cell office:value-type="string" calcext:value-type="string">
            <text:p>vencimento</text:p>
          </table:table-cell>
          <table:table-cell office:value-type="string" calcext:value-type="string">
            <text:p>grupo1</text:p>
          </table:table-cell>
          <table:table-cell office:value-type="string" calcext:value-type="string">
            <text:p>grupo2</text:p>
          </table:table-cell>
          <table:table-cell office:value-type="string" calcext:value-type="string">
            <text:p>parcela</text:p>
          </table:table-cell>
          <table:table-cell table:style-name="Default" office:value-type="string" calcext:value-type="string">
            <text:p>parcelas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Coelce</text:p>
          </table:table-cell>
          <table:table-cell table:style-name="ce8" office:value-type="float" office:value="220.53" calcext:value-type="float">
            <text:p>220,53</text:p>
          </table:table-cell>
          <table:table-cell table:style-name="ce8"/>
          <table:table-cell table:style-name="ce13"/>
          <table:table-cell table:style-name="ce13" table:formula="of:=[.B2]" office:value-type="float" office:value="220.53" calcext:value-type="float">
            <text:p>220,53</text:p>
          </table:table-cell>
          <table:table-cell table:style-name="ce13"/>
          <table:table-cell table:style-name="ce16" office:value-type="date" office:date-value="2017-09-05" calcext:value-type="date">
            <text:p>05/09/17</text:p>
          </table:table-cell>
          <table:table-cell table:style-name="Default" table:content-validation-name="val1" office:value-type="string" calcext:value-type="string">
            <text:p>Serviço</text:p>
          </table:table-cell>
          <table:table-cell table:style-name="Default" table:content-validation-name="val5" office:value-type="string" calcext:value-type="string">
            <text:p>Energia</text:p>
          </table:table-cell>
          <table:table-cell/>
          <table:table-cell table:style-name="Default"/>
          <table:table-cell table:style-name="ce17"/>
          <table:table-cell table:style-name="ce18"/>
          <table:table-cell table:number-columns-repeated="1011"/>
        </table:table-row>
        <table:table-row table:style-name="ro1">
          <table:table-cell table:style-name="ce2" office:value-type="string" calcext:value-type="string">
            <text:p>Cagece</text:p>
          </table:table-cell>
          <table:table-cell table:style-name="ce8" office:value-type="float" office:value="112.9" calcext:value-type="float">
            <text:p>112,90</text:p>
          </table:table-cell>
          <table:table-cell/>
          <table:table-cell table:style-name="ce13"/>
          <table:table-cell table:style-name="ce13" table:formula="of:=[.B3]" office:value-type="float" office:value="112.9" calcext:value-type="float">
            <text:p>112,90</text:p>
          </table:table-cell>
          <table:table-cell table:style-name="ce13"/>
          <table:table-cell table:style-name="ce16" office:value-type="date" office:date-value="2017-09-01" calcext:value-type="date">
            <text:p>01/09/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Água</text:p>
          </table:table-cell>
          <table:table-cell/>
          <table:table-cell table:style-name="Default" table:number-columns-repeated="2"/>
          <table:table-cell table:style-name="ce18"/>
          <table:table-cell table:number-columns-repeated="1011"/>
        </table:table-row>
        <table:table-row table:style-name="ro1">
          <table:table-cell table:style-name="ce2" office:value-type="string" calcext:value-type="string">
            <text:p>Vivo Celular</text:p>
          </table:table-cell>
          <table:table-cell table:style-name="ce8" office:value-type="float" office:value="169.54" calcext:value-type="float">
            <text:p>169,54</text:p>
          </table:table-cell>
          <table:table-cell/>
          <table:table-cell table:style-name="ce13" table:number-columns-repeated="2"/>
          <table:table-cell table:style-name="ce13" table:formula="of:=[.B4]" office:value-type="float" office:value="169.54" calcext:value-type="float">
            <text:p>169,54</text:p>
          </table:table-cell>
          <table:table-cell table:style-name="ce16" office:value-type="date" office:date-value="2017-09-20" calcext:value-type="date">
            <text:p>20/09/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Telefone</text:p>
          </table:table-cell>
          <table:table-cell/>
          <table:table-cell table:style-name="Default"/>
          <table:table-cell table:style-name="ce17"/>
          <table:table-cell table:style-name="ce18"/>
          <table:table-cell table:number-columns-repeated="1011"/>
        </table:table-row>
        <table:table-row table:style-name="ro1">
          <table:table-cell table:style-name="ce2" office:value-type="string" calcext:value-type="string">
            <text:p>Vivo</text:p>
          </table:table-cell>
          <table:table-cell table:style-name="ce8" office:value-type="float" office:value="157.67" calcext:value-type="float">
            <text:p>157,67</text:p>
          </table:table-cell>
          <table:table-cell table:style-name="ce8"/>
          <table:table-cell table:style-name="ce13" table:number-columns-repeated="2"/>
          <table:table-cell table:style-name="ce13" table:formula="of:=[.B5]" office:value-type="float" office:value="157.67" calcext:value-type="float">
            <text:p>157,67</text:p>
          </table:table-cell>
          <table:table-cell table:style-name="ce16" office:value-type="date" office:date-value="2017-09-20" calcext:value-type="date">
            <text:p>20/09/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Telefone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Corpus</text:p>
          </table:table-cell>
          <table:table-cell table:style-name="ce8" office:value-type="float" office:value="226.6" calcext:value-type="float">
            <text:p>226,60</text:p>
          </table:table-cell>
          <table:table-cell table:style-name="ce8"/>
          <table:table-cell table:style-name="ce13"/>
          <table:table-cell table:style-name="ce13" table:formula="of:=[.B6]" office:value-type="float" office:value="226.6" calcext:value-type="float">
            <text:p>226,60</text:p>
          </table:table-cell>
          <table:table-cell table:style-name="ce13"/>
          <table:table-cell/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Segurança</text:p>
          </table:table-cell>
          <table:table-cell/>
          <table:table-cell table:style-name="Default"/>
          <table:table-cell table:style-name="ce17"/>
          <table:table-cell table:style-name="ce18"/>
          <table:table-cell table:number-columns-repeated="1011"/>
        </table:table-row>
        <table:table-row table:style-name="ro1">
          <table:table-cell table:style-name="ce2" office:value-type="string" calcext:value-type="string">
            <text:p>Água/Gás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Gás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Associação Alphaville</text:p>
          </table:table-cell>
          <table:table-cell table:style-name="ce8" office:value-type="float" office:value="506.57" calcext:value-type="float">
            <text:p>506,57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Condomínio</text:p>
          </table:table-cell>
          <table:table-cell/>
          <table:table-cell table:style-name="Default"/>
          <table:table-cell table:style-name="ce17"/>
          <table:table-cell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Otto</text:p>
          </table:table-cell>
          <table:table-cell table:style-name="ce9" office:value-type="float" office:value="0" calcext:value-type="float">
            <text:p>0,00</text:p>
          </table:table-cell>
          <table:table-cell table:style-name="ce12"/>
          <table:table-cell table:style-name="ce13" table:number-columns-repeated="2"/>
          <table:table-cell table:style-name="ce15"/>
          <table:table-cell/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Animal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Jardineiro</text:p>
          </table:table-cell>
          <table:table-cell table:style-name="ce8" office:value-type="float" office:value="70" calcext:value-type="float">
            <text:p>70,00</text:p>
          </table:table-cell>
          <table:table-cell table:style-name="ce8"/>
          <table:table-cell table:style-name="ce13"/>
          <table:table-cell table:style-name="ce14"/>
          <table:table-cell table:style-name="ce13" table:formula="of:=[.B10]" office:value-type="float" office:value="70" calcext:value-type="float">
            <text:p>70,00</text:p>
          </table:table-cell>
          <table:table-cell/>
          <table:table-cell table:style-name="Default" table:content-validation-name="val1" office:value-type="string" calcext:value-type="string">
            <text:p>Mão de obra</text:p>
          </table:table-cell>
          <table:table-cell table:style-name="Default" table:content-validation-name="val5" office:value-type="string" calcext:value-type="string">
            <text:p>Jardineir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Faxineira</text:p>
          </table:table-cell>
          <table:table-cell table:style-name="ce8" office:value-type="float" office:value="800" calcext:value-type="float">
            <text:p>800,00</text:p>
          </table:table-cell>
          <table:table-cell table:style-name="ce8"/>
          <table:table-cell table:style-name="ce13"/>
          <table:table-cell table:style-name="ce13" office:value-type="float" office:value="400" calcext:value-type="float">
            <text:p>400,00</text:p>
          </table:table-cell>
          <table:table-cell table:style-name="ce13" table:formula="of:=[.B11]-[.E11]" office:value-type="float" office:value="400" calcext:value-type="float">
            <text:p>400,00</text:p>
          </table:table-cell>
          <table:table-cell/>
          <table:table-cell table:style-name="Default" table:content-validation-name="val1" office:value-type="string" calcext:value-type="string">
            <text:p>Mão de obra</text:p>
          </table:table-cell>
          <table:table-cell table:style-name="Default" table:content-validation-name="val5" office:value-type="string" calcext:value-type="string">
            <text:p>Faxineir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Colégio Sofia</text:p>
          </table:table-cell>
          <table:table-cell table:style-name="ce8" office:value-type="float" office:value="2153.77" calcext:value-type="float">
            <text:p>2153,77</text:p>
          </table:table-cell>
          <table:table-cell table:style-name="ce8"/>
          <table:table-cell table:style-name="ce13" table:number-columns-repeated="2"/>
          <table:table-cell table:style-name="ce13" table:formula="of:=[.B12]" office:value-type="float" office:value="2153.77" calcext:value-type="float">
            <text:p>2153,77</text:p>
          </table:table-cell>
          <table:table-cell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olégi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Material escolar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olégi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Natação Sofia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ursos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Inglês Sofia</text:p>
          </table:table-cell>
          <table:table-cell table:style-name="ce8" office:value-type="float" office:value="300.1" calcext:value-type="float">
            <text:p>300,10</text:p>
          </table:table-cell>
          <table:table-cell table:style-name="ce8"/>
          <table:table-cell table:style-name="ce13" table:number-columns-repeated="2"/>
          <table:table-cell table:style-name="ce13" table:formula="of:=[.B15]" office:value-type="float" office:value="300.1" calcext:value-type="float">
            <text:p>300,10</text:p>
          </table:table-cell>
          <table:table-cell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ursos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Karatê Sofia</text:p>
          </table:table-cell>
          <table:table-cell table:style-name="ce8" office:value-type="float" office:value="92" calcext:value-type="float">
            <text:p>92,00</text:p>
          </table:table-cell>
          <table:table-cell table:style-name="ce8"/>
          <table:table-cell table:style-name="ce13"/>
          <table:table-cell table:style-name="ce13" table:formula="of:=[.B16]" office:value-type="float" office:value="92" calcext:value-type="float">
            <text:p>92,00</text:p>
          </table:table-cell>
          <table:table-cell table:style-name="ce13"/>
          <table:table-cell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ursos</text:p>
          </table:table-cell>
          <table:table-cell/>
          <table:table-cell table:style-name="Default"/>
          <table:table-cell table:style-name="ce17"/>
          <table:table-cell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Jiu-Jitu Sofia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ursos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Beach Park</text:p>
          </table:table-cell>
          <table:table-cell table:style-name="ce10" office:value-type="float" office:value="0" calcext:value-type="float">
            <text:p>0,00</text:p>
          </table:table-cell>
          <table:table-cell table:style-name="ce4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Lazer</text:p>
          </table:table-cell>
          <table:table-cell table:style-name="Default" table:content-validation-name="val5" office:value-type="string" calcext:value-type="string">
            <text:p>Passei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Academia Adrianna</text:p>
          </table:table-cell>
          <table:table-cell table:style-name="ce10" office:value-type="float" office:value="0" calcext:value-type="float">
            <text:p>0,00</text:p>
          </table:table-cell>
          <table:table-cell table:style-name="ce4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Saúde</text:p>
          </table:table-cell>
          <table:table-cell table:style-name="Default" table:content-validation-name="val5" office:value-type="string" calcext:value-type="string">
            <text:p>Academi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IPTU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Imposto</text:p>
          </table:table-cell>
          <table:table-cell table:style-name="Default" table:content-validation-name="val5" office:value-type="string" calcext:value-type="string">
            <text:p>Impost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Licenciamento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Imposto</text:p>
          </table:table-cell>
          <table:table-cell table:style-name="Default" table:content-validation-name="val5" office:value-type="string" calcext:value-type="string">
            <text:p>Impost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Seguro Tracker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Seguro</text:p>
          </table:table-cell>
          <table:table-cell table:style-name="Default" table:content-validation-name="val5" office:value-type="string" calcext:value-type="string">
            <text:p>Carro</text:p>
          </table:table-cell>
          <table:table-cell/>
          <table:table-cell table:style-name="Default"/>
          <table:table-cell table:style-name="ce17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Seguro Tucsson</text:p>
          </table:table-cell>
          <table:table-cell table:style-name="ce8" office:value-type="float" office:value="289.58" calcext:value-type="float">
            <text:p>289,58</text:p>
          </table:table-cell>
          <table:table-cell table:style-name="ce8"/>
          <table:table-cell table:style-name="ce13"/>
          <table:table-cell table:style-name="ce13" table:formula="of:=[.B23]" office:value-type="float" office:value="289.58" calcext:value-type="float">
            <text:p>289,58</text:p>
          </table:table-cell>
          <table:table-cell table:style-name="ce13"/>
          <table:table-cell/>
          <table:table-cell table:style-name="Default" table:content-validation-name="val1" office:value-type="string" calcext:value-type="string">
            <text:p>Seguro</text:p>
          </table:table-cell>
          <table:table-cell table:style-name="Default" table:content-validation-name="val5" office:value-type="string" calcext:value-type="string">
            <text:p>Carro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Seguro casa</text:p>
          </table:table-cell>
          <table:table-cell table:style-name="ce11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Seguro</text:p>
          </table:table-cell>
          <table:table-cell table:style-name="Default" table:content-validation-name="val5" office:value-type="string" calcext:value-type="string">
            <text:p>Carro</text:p>
          </table:table-cell>
          <table:table-cell/>
          <table:table-cell table:style-name="Default" table:number-columns-repeated="2"/>
          <table:table-cell table:style-name="ce18"/>
          <table:table-cell table:number-columns-repeated="1011"/>
        </table:table-row>
        <table:table-row table:style-name="ro1">
          <table:table-cell table:style-name="ce3" office:value-type="string" calcext:value-type="string">
            <text:p>Alphaville Urbanismo</text:p>
          </table:table-cell>
          <table:table-cell table:style-name="ce8" office:value-type="float" office:value="1830.45" calcext:value-type="float">
            <text:p>1830,45</text:p>
          </table:table-cell>
          <table:table-cell table:style-name="ce8"/>
          <table:table-cell table:style-name="ce13"/>
          <table:table-cell table:style-name="ce13" table:formula="of:=[.B25]" office:value-type="float" office:value="1830.45" calcext:value-type="float">
            <text:p>1830,45</text:p>
          </table:table-cell>
          <table:table-cell table:style-name="ce13"/>
          <table:table-cell/>
          <table:table-cell table:style-name="Default" table:content-validation-name="val3" office:value-type="string" calcext:value-type="string">
            <text:p>Investimento</text:p>
          </table:table-cell>
          <table:table-cell table:style-name="Default" table:content-validation-name="val7" office:value-type="string" calcext:value-type="string">
            <text:p>Imóvel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Viagem a Flexeiras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Lazer</text:p>
          </table:table-cell>
          <table:table-cell table:style-name="Default" table:content-validation-name="val5" office:value-type="string" calcext:value-type="string">
            <text:p>Viagem Lazer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Conserto alarme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Serviço</text:p>
          </table:table-cell>
          <table:table-cell table:style-name="Default" table:content-validation-name="val5" office:value-type="string" calcext:value-type="string">
            <text:p>Cas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Manutenção Casa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Serviço</text:p>
          </table:table-cell>
          <table:table-cell table:style-name="Default" table:content-validation-name="val5" office:value-type="string" calcext:value-type="string">
            <text:p>Cas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Desentupidora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13" table:number-columns-repeated="3"/>
          <table:table-cell/>
          <table:table-cell table:style-name="Default" table:content-validation-name="val1" office:value-type="string" calcext:value-type="string">
            <text:p>Serviço</text:p>
          </table:table-cell>
          <table:table-cell table:style-name="Default" table:content-validation-name="val5" office:value-type="string" calcext:value-type="string">
            <text:p>Cas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Cartão família Adrianna</text:p>
          </table:table-cell>
          <table:table-cell table:style-name="ce8" office:value-type="float" office:value="5943.58" calcext:value-type="float">
            <text:p>5943,58</text:p>
          </table:table-cell>
          <table:table-cell table:style-name="ce8"/>
          <table:table-cell table:style-name="ce13"/>
          <table:table-cell table:style-name="ce13" office:value-type="float" office:value="3500" calcext:value-type="float">
            <text:p>3500,00</text:p>
          </table:table-cell>
          <table:table-cell table:style-name="ce13" table:formula="of:=[.B30]-[.E30]" office:value-type="float" office:value="2443.58" calcext:value-type="float">
            <text:p>2443,58</text:p>
          </table:table-cell>
          <table:table-cell/>
          <table:table-cell table:number-columns-repeated="2" table:style-name="Default" table:content-validation-name="val4" office:value-type="string" calcext:value-type="string">
            <text:p>cc</text:p>
          </table:table-cell>
          <table:table-cell/>
          <table:table-cell table:style-name="Default"/>
          <table:table-cell table:style-name="ce17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artão familia Renato</text:p>
          </table:table-cell>
          <table:table-cell table:style-name="ce8" office:value-type="float" office:value="543" calcext:value-type="float">
            <text:p>543,00</text:p>
          </table:table-cell>
          <table:table-cell table:style-name="ce8"/>
          <table:table-cell table:style-name="ce13"/>
          <table:table-cell table:style-name="ce13" table:formula="of:=[.B31]" office:value-type="float" office:value="543" calcext:value-type="float">
            <text:p>543,00</text:p>
          </table:table-cell>
          <table:table-cell table:style-name="ce13"/>
          <table:table-cell/>
          <table:table-cell table:number-columns-repeated="2" table:style-name="Default" table:content-validation-name="val4" office:value-type="string" calcext:value-type="string">
            <text:p>cc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/>
          <table:table-cell table:style-name="ce8" table:number-columns-repeated="2"/>
          <table:table-cell table:style-name="ce13" table:number-columns-repeated="3"/>
          <table:table-cell table:number-columns-repeated="4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/>
          <table:table-cell table:style-name="ce8" table:number-columns-repeated="2"/>
          <table:table-cell table:style-name="ce13" table:number-columns-repeated="3"/>
          <table:table-cell table:number-columns-repeated="4"/>
          <table:table-cell table:style-name="Default" table:number-columns-repeated="2"/>
          <table:table-cell table:style-name="ce18"/>
          <table:table-cell table:number-columns-repeated="1011"/>
        </table:table-row>
        <table:table-row table:style-name="ro2">
          <table:table-cell table:style-name="ce6" table:number-columns-repeated="6"/>
          <table:table-cell table:number-columns-repeated="4"/>
          <table:table-cell table:style-name="Default"/>
          <table:table-cell table:style-name="ce17" table:number-columns-repeated="2"/>
          <table:table-cell table:number-columns-repeated="101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grupo1</text:p>
          </table:table-cell>
          <table:table-cell office:value-type="string" calcext:value-type="string">
            <text:p>grupo2</text:p>
          </table:table-cell>
        </table:table-row>
        <table:table-row table:style-name="ro2">
          <table:table-cell table:style-name="ce17" office:value-type="string" calcext:value-type="string">
            <text:p>Alimentação</text:p>
          </table:table-cell>
          <table:table-cell table:style-name="ce18" office:value-type="string" calcext:value-type="string">
            <text:p>Restaurante</text:p>
          </table:table-cell>
        </table:table-row>
        <table:table-row table:style-name="ro2">
          <table:table-cell/>
          <table:table-cell table:style-name="ce18" office:value-type="string" calcext:value-type="string">
            <text:p>Supermercado</text:p>
          </table:table-cell>
        </table:table-row>
        <table:table-row table:style-name="ro2">
          <table:table-cell table:style-name="ce17" office:value-type="string" calcext:value-type="string">
            <text:p>Educação</text:p>
          </table:table-cell>
          <table:table-cell table:style-name="ce18" office:value-type="string" calcext:value-type="string">
            <text:p>Colégio</text:p>
          </table:table-cell>
        </table:table-row>
        <table:table-row table:style-name="ro2">
          <table:table-cell/>
          <table:table-cell office:value-type="string" calcext:value-type="string">
            <text:p>Cursos</text:p>
          </table:table-cell>
        </table:table-row>
        <table:table-row table:style-name="ro2">
          <table:table-cell table:style-name="ce17" office:value-type="string" calcext:value-type="string">
            <text:p>Imposto</text:p>
          </table:table-cell>
          <table:table-cell table:style-name="ce18" office:value-type="string" calcext:value-type="string">
            <text:p>Taxa</text:p>
          </table:table-cell>
        </table:table-row>
        <table:table-row table:style-name="ro2">
          <table:table-cell/>
          <table:table-cell office:value-type="string" calcext:value-type="string">
            <text:p>Imposto</text:p>
          </table:table-cell>
        </table:table-row>
        <table:table-row table:style-name="ro2">
          <table:table-cell office:value-type="string" calcext:value-type="string">
            <text:p>Investimento</text:p>
          </table:table-cell>
          <table:table-cell office:value-type="string" calcext:value-type="string">
            <text:p>Imóvel</text:p>
          </table:table-cell>
        </table:table-row>
        <table:table-row table:style-name="ro2">
          <table:table-cell/>
          <table:table-cell office:value-type="string" calcext:value-type="string">
            <text:p>Previdência</text:p>
          </table:table-cell>
        </table:table-row>
        <table:table-row table:style-name="ro2">
          <table:table-cell table:style-name="ce17" office:value-type="string" calcext:value-type="string">
            <text:p>Lazer</text:p>
          </table:table-cell>
          <table:table-cell office:value-type="string" calcext:value-type="string">
            <text:p>Aniversário</text:p>
          </table:table-cell>
        </table:table-row>
        <table:table-row table:style-name="ro2">
          <table:table-cell/>
          <table:table-cell office:value-type="string" calcext:value-type="string">
            <text:p>Internet</text:p>
          </table:table-cell>
        </table:table-row>
        <table:table-row table:style-name="ro2">
          <table:table-cell/>
          <table:table-cell office:value-type="string" calcext:value-type="string">
            <text:p>Livraria</text:p>
          </table:table-cell>
        </table:table-row>
        <table:table-row table:style-name="ro2">
          <table:table-cell/>
          <table:table-cell office:value-type="string" calcext:value-type="string">
            <text:p>Passeio</text:p>
          </table:table-cell>
        </table:table-row>
        <table:table-row table:style-name="ro2">
          <table:table-cell/>
          <table:table-cell office:value-type="string" calcext:value-type="string">
            <text:p>Presente</text:p>
          </table:table-cell>
        </table:table-row>
        <table:table-row table:style-name="ro2">
          <table:table-cell/>
          <table:table-cell office:value-type="string" calcext:value-type="string">
            <text:p>Viagem Lazer</text:p>
          </table:table-cell>
        </table:table-row>
        <table:table-row table:style-name="ro2">
          <table:table-cell office:value-type="string" calcext:value-type="string">
            <text:p>Mão de obra</text:p>
          </table:table-cell>
          <table:table-cell office:value-type="string" calcext:value-type="string">
            <text:p>Doméstica</text:p>
          </table:table-cell>
        </table:table-row>
        <table:table-row table:style-name="ro2">
          <table:table-cell/>
          <table:table-cell office:value-type="string" calcext:value-type="string">
            <text:p>Jardineiro</text:p>
          </table:table-cell>
        </table:table-row>
        <table:table-row table:style-name="ro2">
          <table:table-cell/>
          <table:table-cell office:value-type="string" calcext:value-type="string">
            <text:p>Faxineira</text:p>
          </table:table-cell>
        </table:table-row>
        <table:table-row table:style-name="ro2">
          <table:table-cell table:style-name="ce17" office:value-type="string" calcext:value-type="string">
            <text:p>Saúde</text:p>
          </table:table-cell>
          <table:table-cell office:value-type="string" calcext:value-type="string">
            <text:p>Academia</text:p>
          </table:table-cell>
        </table:table-row>
        <table:table-row table:style-name="ro2">
          <table:table-cell/>
          <table:table-cell office:value-type="string" calcext:value-type="string">
            <text:p>Equipamento</text:p>
          </table:table-cell>
        </table:table-row>
        <table:table-row table:style-name="ro2">
          <table:table-cell/>
          <table:table-cell office:value-type="string" calcext:value-type="string">
            <text:p>Farmácia</text:p>
          </table:table-cell>
        </table:table-row>
        <table:table-row table:style-name="ro2">
          <table:table-cell/>
          <table:table-cell office:value-type="string" calcext:value-type="string">
            <text:p>Médico</text:p>
          </table:table-cell>
        </table:table-row>
        <table:table-row table:style-name="ro2">
          <table:table-cell office:value-type="string" calcext:value-type="string">
            <text:p>Seguro</text:p>
          </table:table-cell>
          <table:table-cell office:value-type="string" calcext:value-type="string">
            <text:p>Carro</text:p>
          </table:table-cell>
        </table:table-row>
        <table:table-row table:style-name="ro2">
          <table:table-cell/>
          <table:table-cell office:value-type="string" calcext:value-type="string">
            <text:p>Casa</text:p>
          </table:table-cell>
        </table:table-row>
        <table:table-row table:style-name="ro2">
          <table:table-cell table:style-name="ce17" office:value-type="string" calcext:value-type="string">
            <text:p>Serviço</text:p>
          </table:table-cell>
          <table:table-cell office:value-type="string" calcext:value-type="string">
            <text:p>Água</text:p>
          </table:table-cell>
        </table:table-row>
        <table:table-row table:style-name="ro2">
          <table:table-cell/>
          <table:table-cell office:value-type="string" calcext:value-type="string">
            <text:p>Animal</text:p>
          </table:table-cell>
        </table:table-row>
        <table:table-row table:style-name="ro2">
          <table:table-cell/>
          <table:table-cell table:style-name="ce18" office:value-type="string" calcext:value-type="string">
            <text:p>Carro</text:p>
          </table:table-cell>
        </table:table-row>
        <table:table-row table:style-name="ro2">
          <table:table-cell/>
          <table:table-cell office:value-type="string" calcext:value-type="string">
            <text:p>Casa</text:p>
          </table:table-cell>
        </table:table-row>
        <table:table-row table:style-name="ro2">
          <table:table-cell/>
          <table:table-cell office:value-type="string" calcext:value-type="string">
            <text:p>Combustível</text:p>
          </table:table-cell>
        </table:table-row>
        <table:table-row table:style-name="ro2">
          <table:table-cell/>
          <table:table-cell office:value-type="string" calcext:value-type="string">
            <text:p>Condomínio</text:p>
          </table:table-cell>
        </table:table-row>
        <table:table-row table:style-name="ro2">
          <table:table-cell/>
          <table:table-cell office:value-type="string" calcext:value-type="string">
            <text:p>Energia</text:p>
          </table:table-cell>
        </table:table-row>
        <table:table-row table:style-name="ro2">
          <table:table-cell/>
          <table:table-cell office:value-type="string" calcext:value-type="string">
            <text:p>Gás</text:p>
          </table:table-cell>
        </table:table-row>
        <table:table-row table:style-name="ro2">
          <table:table-cell/>
          <table:table-cell office:value-type="string" calcext:value-type="string">
            <text:p>Salão</text:p>
          </table:table-cell>
        </table:table-row>
        <table:table-row table:style-name="ro2">
          <table:table-cell table:style-name="ce17"/>
          <table:table-cell office:value-type="string" calcext:value-type="string">
            <text:p>Segurança</text:p>
          </table:table-cell>
        </table:table-row>
        <table:table-row table:style-name="ro2">
          <table:table-cell/>
          <table:table-cell office:value-type="string" calcext:value-type="string">
            <text:p>Telefone</text:p>
          </table:table-cell>
        </table:table-row>
        <table:table-row table:style-name="ro2">
          <table:table-cell/>
          <table:table-cell office:value-type="string" calcext:value-type="string">
            <text:p>Transporte</text:p>
          </table:table-cell>
        </table:table-row>
        <table:table-row table:style-name="ro2">
          <table:table-cell/>
          <table:table-cell table:style-name="ce18" office:value-type="string" calcext:value-type="string">
            <text:p>Viagem</text:p>
          </table:table-cell>
        </table:table-row>
        <table:table-row table:style-name="ro2">
          <table:table-cell table:number-columns-repeated="2" table:style-name="ce17" office:value-type="string" calcext:value-type="string">
            <text:p>Vestuá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</number:date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loext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">
      <number:day number:style="long"/>
      <number:text>/</number:text>
      <number:month number:style="long"/>
    </number:dat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">
      <number:text>-</number:text>
      <number:number number:decimal-places="0" loext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number:text> 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number:text> R$ 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number:text> 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26" number:language="pt" number:country="BR">
      <number:minutes number:style="long"/>
      <number:text>:</number:text>
      <number:seconds number:style="long"/>
    </number:time-style>
    <number:time-style style:name="N10127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pt" number:country="BR">
      <number:minutes number:style="long"/>
      <number:text>:</number:text>
      <number:seconds number:style="long" number:decimal-places="1"/>
    </number:time-style>
    <number:number-style style:name="N10129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0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pt" number:country="BR">
      <loext:fill-character> </loext:fill-character>
      <number:text>- </number:text>
    </number:number-style>
    <number:text-style style:name="N10130" number:language="pt" number:country="B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1P2" style:volatile="true" number:language="pt" number:country="BR">
      <loext:text> R$ </loext:text>
      <loext:fill-character> </loext:fill-character>
      <number:text>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2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pt" number:country="BR">
      <number:text>-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2:42:25.350967072</meta:creation-date>
    <dc:date>2017-10-04T23:52:34.608013677</dc:date>
    <meta:editing-duration>PT55M14S</meta:editing-duration>
    <meta:editing-cycles>14</meta:editing-cycles>
    <meta:generator>LibreOffice/5.1.6.2$Linux_x86 LibreOffice_project/10m0$Build-2</meta:generator>
    <meta:document-statistic meta:table-count="2" meta:cell-count="204" meta:object-count="0"/>
  </office:meta>
</office:document-meta>
</file>